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BeanContext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retain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getControlPropertySet( Class &lt; T &gt; property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rolBeanContext.needs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getResource( String name , BeanContextChild bc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getControl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isSingleThreadedContain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serviceAvailable( BeanContextServiceAvailableEvent bcsa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removeBeanContextServicesListener( BeanContextServicesListener bcs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vetoableChange( PropertyChangeEvent p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rolBeanContext.getControlHand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rolBeanContext.addLifeCycleListener( LifeCycle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rolBeanContext.getMethodPropertySet( Method m , Class &lt; T &gt; property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Generator.NameGenerator( String name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remove( Object target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rolBeanContext.hasSingleThreaded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addService( Class serviceClass , BeanContextServiceProvider service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addPropertyChangeListener( String name , PropertyChangeListener p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ControlBeanContext( ControlBean bean , BeanContextServicesFactory beanContextServices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rolBeanContext.getDefaultControlBinding( Class controlInt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getControlI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trolBeanContext.readObject( ObjectInputStream o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rolBeanContext.setDelegateMap( PropertyMap map , ControlBean bean , AnnotatedElement annotEle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rolBeanContext.getControlProper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addVetoableChangeListener( String name , VetoableChangeListener v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getBea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getParameterPropertySet( Method m , int i , Class &lt; T &gt; property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rolBeanContext.removeLifeCycleListener( LifeCycle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BeanContext.getResourceAsStream( String name , BeanContextChild bc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removeBeanContextMembershipListener( BeanContextMembershipListener bc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releaseService( BeanContextChild child , Object requestor , Object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add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dontUse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remove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getParameterNames( Method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writeObject( ObjectOutputStream o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rolBeanContext.resolveDefaultBinding( String implBinding , String control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add( Object targetChil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ntrolBeanContext.getBean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rolBeanContext.removeVetoableChangeListener( String name , VetoableChangeListener v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getService( BeanContextChild child , Object requestor , Class serviceClass , Object serviceSelector , BeanContextServiceRevokedListener bcs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initializeContro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rolBeanContext.isDesig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getBeanContextServices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Provider.releaseService( BeanContextServices bcs , Object requestor , Object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rolBeanContext.resetControl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rolBeanContext.hasService( Class servic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ControlBeanContext( Control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getCurrentServiceClass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rolBeanContext.toArray( Object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addBeanContextMembershipListener( BeanContextMembershipListener bc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removePropertyChangeListener( String name , PropertyChangeListener p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Provider.getService( BeanContextServices bcs , Object requestor , Class serviceClass , Object serviceSel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BeanContex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Provider.getCurrentServiceSelectors( BeanContextServices bcs , Class servic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revokeService( Class serviceClass , BeanContextServiceProvider serviceProvider , boolean revokeCurrentServicesN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getBeanAnnotationMap( ControlBean bean , AnnotatedElement annotEl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rolBeanContext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Gen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contain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prioritizeInterceptors( String [ ]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eanContextServicesFactory.instantiate( ControlBeanContext controlBea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getParameterValue( Method m , String parameterName , Object [ ] 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rolBeanContext.serviceRevoked( BeanContextServiceRevokedEvent bcs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rolBeanContext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generateUniqueID( Class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rolBeanContext.getControl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getCurrentServiceSelectors( Class service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rolBeanContext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rolBeanContext.avoiding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okToUse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setBeanContext( BeanContext bean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trolBeanContext.getAnnotationMap( AnnotatedElement annotEl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rolBeanContext.addBeanContextServicesListener( BeanContextServicesListener bcs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instantiateChild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contains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getService( Class &lt; T &gt; serviceClass , Object selec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rolBeanContext.getNameGenerator( String name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trolBeanContext.setDesignTime( boolean desig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.propertyChange( PropertyChangeEvent p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